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l3" table:style-name="ta1">
        <table:shapes>
          <draw:frame draw:z-index="0" draw:style-name="gr1" draw:text-style-name="P1" svg:width="15.989cm" svg:height="9.005cm" svg:x="9.465cm" svg:y="1.647cm">
            <draw:object draw:notify-on-update-of-ranges="test_l3.B1:test_l3.B1 test_l3.B2:test_l3.B101 test_l3.C1:test_l3.C1 test_l3.C2:test_l3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stabilit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3546" calcext:value-type="float">
            <text:p>1683546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7407" calcext:value-type="float">
            <text:p>797407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6133" calcext:value-type="float">
            <text:p>79613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7192" calcext:value-type="float">
            <text:p>797192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1959" calcext:value-type="float">
            <text:p>80195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6051" calcext:value-type="float">
            <text:p>79605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5870" calcext:value-type="float">
            <text:p>855870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5997" calcext:value-type="float">
            <text:p>79599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6291" calcext:value-type="float">
            <text:p>79629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6937" calcext:value-type="float">
            <text:p>79693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6130" calcext:value-type="float">
            <text:p>796130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5732" calcext:value-type="float">
            <text:p>795732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9377" calcext:value-type="float">
            <text:p>79937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598" calcext:value-type="float">
            <text:p>801598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1858" calcext:value-type="float">
            <text:p>811858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7519" calcext:value-type="float">
            <text:p>807519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7214" calcext:value-type="float">
            <text:p>857214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8941" calcext:value-type="float">
            <text:p>858941</text:p>
          </table:table-cell>
          <table:table-cell office:value-type="float" office:value="8.17" calcext:value-type="float">
            <text:p>8,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7331" calcext:value-type="float">
            <text:p>79733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6321" calcext:value-type="float">
            <text:p>79632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7884" calcext:value-type="float">
            <text:p>79788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2329" calcext:value-type="float">
            <text:p>802329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6901" calcext:value-type="float">
            <text:p>79690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6437" calcext:value-type="float">
            <text:p>796437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5478" calcext:value-type="float">
            <text:p>795478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96115" calcext:value-type="float">
            <text:p>79611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6421" calcext:value-type="float">
            <text:p>79642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5951" calcext:value-type="float">
            <text:p>795951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9810" calcext:value-type="float">
            <text:p>849810</text:p>
          </table:table-cell>
          <table:table-cell office:value-type="float" office:value="7.07" calcext:value-type="float">
            <text:p>7,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7016" calcext:value-type="float">
            <text:p>79701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6085" calcext:value-type="float">
            <text:p>79608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5204" calcext:value-type="float">
            <text:p>79520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5008" calcext:value-type="float">
            <text:p>855008</text:p>
          </table:table-cell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7174" calcext:value-type="float">
            <text:p>79717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4572" calcext:value-type="float">
            <text:p>804572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53597" calcext:value-type="float">
            <text:p>853597</text:p>
          </table:table-cell>
          <table:table-cell office:value-type="float" office:value="7.51" calcext:value-type="float">
            <text:p>7,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6963" calcext:value-type="float">
            <text:p>806963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8703" calcext:value-type="float">
            <text:p>798703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6467" calcext:value-type="float">
            <text:p>796467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4527" calcext:value-type="float">
            <text:p>824527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6839" calcext:value-type="float">
            <text:p>806839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5999" calcext:value-type="float">
            <text:p>79599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6869" calcext:value-type="float">
            <text:p>806869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7784" calcext:value-type="float">
            <text:p>797784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6812" calcext:value-type="float">
            <text:p>796812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3522" calcext:value-type="float">
            <text:p>823522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7132" calcext:value-type="float">
            <text:p>857132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6109" calcext:value-type="float">
            <text:p>79610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2243" calcext:value-type="float">
            <text:p>832243</text:p>
          </table:table-cell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2497" calcext:value-type="float">
            <text:p>822497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7155" calcext:value-type="float">
            <text:p>797155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5994" calcext:value-type="float">
            <text:p>795994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6093" calcext:value-type="float">
            <text:p>796093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6740" calcext:value-type="float">
            <text:p>796740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5623" calcext:value-type="float">
            <text:p>795623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96045" calcext:value-type="float">
            <text:p>79604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6695" calcext:value-type="float">
            <text:p>79669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08134" calcext:value-type="float">
            <text:p>808134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96421" calcext:value-type="float">
            <text:p>796421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9615" calcext:value-type="float">
            <text:p>809615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6816" calcext:value-type="float">
            <text:p>796816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6391" calcext:value-type="float">
            <text:p>79639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6124" calcext:value-type="float">
            <text:p>79612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6622" calcext:value-type="float">
            <text:p>79662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7341" calcext:value-type="float">
            <text:p>857341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4290" calcext:value-type="float">
            <text:p>80429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6512" calcext:value-type="float">
            <text:p>796512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7687" calcext:value-type="float">
            <text:p>797687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97098" calcext:value-type="float">
            <text:p>797098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5517" calcext:value-type="float">
            <text:p>79551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7453" calcext:value-type="float">
            <text:p>79745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5456" calcext:value-type="float">
            <text:p>79545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95629" calcext:value-type="float">
            <text:p>79562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6473" calcext:value-type="float">
            <text:p>796473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6968" calcext:value-type="float">
            <text:p>796968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7292" calcext:value-type="float">
            <text:p>797292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6892" calcext:value-type="float">
            <text:p>79689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6112" calcext:value-type="float">
            <text:p>796112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6048" calcext:value-type="float">
            <text:p>796048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8408" calcext:value-type="float">
            <text:p>808408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8112" calcext:value-type="float">
            <text:p>818112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7284" calcext:value-type="float">
            <text:p>857284</text:p>
          </table:table-cell>
          <table:table-cell office:value-type="float" office:value="8.02" calcext:value-type="float">
            <text:p>8,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6349" calcext:value-type="float">
            <text:p>79634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6631" calcext:value-type="float">
            <text:p>79663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6027" calcext:value-type="float">
            <text:p>79602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5659" calcext:value-type="float">
            <text:p>795659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6218" calcext:value-type="float">
            <text:p>7962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1791" calcext:value-type="float">
            <text:p>831791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7547" calcext:value-type="float">
            <text:p>797547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7534" calcext:value-type="float">
            <text:p>807534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96133" calcext:value-type="float">
            <text:p>796133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2687" calcext:value-type="float">
            <text:p>832687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9188" calcext:value-type="float">
            <text:p>799188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95756" calcext:value-type="float">
            <text:p>79575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6157" calcext:value-type="float">
            <text:p>79615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9564" calcext:value-type="float">
            <text:p>809564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6455" calcext:value-type="float">
            <text:p>79645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9243" calcext:value-type="float">
            <text:p>799243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2879" calcext:value-type="float">
            <text:p>802879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7643" calcext:value-type="float">
            <text:p>807643</text:p>
          </table:table-cell>
          <table:table-cell office:value-type="float" office:value="1.76" calcext:value-type="float">
            <text:p>1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9:22:33.375229602</dc:date>
    <meta:editing-duration>PT40M12S</meta:editing-duration>
    <meta:editing-cycles>4</meta:editing-cycles>
    <meta:generator>LibreOffice/7.3.7.2$Linux_X86_64 LibreOffice_project/30$Build-2</meta:generator>
    <meta:document-statistic meta:table-count="1" meta:cell-count="3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4.909cm" svg:y="0.316cm" chart:style-name="ch2">
          <text:p>Etalonnage du warm up sur L3</text:p>
        </chart:title>
        <chart:legend chart:legend-position="end" svg:x="13.35cm" svg:y="3.955cm" style:legend-expansion="high" chart:style-name="ch3"/>
        <chart:plot-area chart:style-name="ch4" table:cell-range-address="test_l3.B1:test_l3.C101" chart:data-source-has-labels="row" svg:x="1.33cm" svg:y="1.275cm" svg:width="11.701cm" svg:height="6.57cm">
          <chart:coordinate-region svg:x="2.877cm" svg:y="1.474cm" svg:width="9.532cm" svg:height="5.579cm"/>
          <chart:axis chart:dimension="x" chart:name="primary-x" chart:style-name="ch5">
            <chart:title svg:x="4.583cm" svg:y="8.025cm" chart:style-name="ch6">
              <text:p>Nombre des repetitions par mesure</text:p>
            </chart:title>
          </chart:axis>
          <chart:axis chart:dimension="y" chart:name="primary-y" chart:style-name="ch5">
            <chart:title svg:x="0.451cm" svg:y="5.914cm" chart:style-name="ch7">
              <text:p>temps d'execution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est_l3.B2:test_l3.B101" chart:label-cell-address="test_l3.B1:test_l3.B1" chart:class="chart:line">
            <chart:data-point chart:repeated="100"/>
          </chart:series>
          <chart:series chart:attached-axis="secondary-y" chart:style-name="ch11" chart:values-cell-range-address="test_l3.C2:test_l3.C101" chart:label-cell-address="test_l3.C1:test_l3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e</text:p>
                <draw:g>
                  <svg:desc>test_l3.B1:test_l3.B1</svg:desc>
                </draw:g>
              </table:table-cell>
              <table:table-cell office:value-type="string">
                <text:p>stabilité</text:p>
                <draw:g>
                  <svg:desc>test_l3.C1:test_l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83546">
                <text:p>1683546</text:p>
                <draw:g>
                  <svg:desc>test_l3.B2:test_l3.B101</svg:desc>
                </draw:g>
              </table:table-cell>
              <table:table-cell office:value-type="float" office:value="33.7">
                <text:p>33.7</text:p>
                <draw:g>
                  <svg:desc>test_l3.C2:test_l3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7407">
                <text:p>79740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6133">
                <text:p>7961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7192">
                <text:p>79719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1959">
                <text:p>8019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6051">
                <text:p>7960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5870">
                <text:p>855870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5997">
                <text:p>79599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6291">
                <text:p>79629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6937">
                <text:p>7969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6130">
                <text:p>79613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5732">
                <text:p>7957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9377">
                <text:p>79937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1598">
                <text:p>80159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1858">
                <text:p>81185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7519">
                <text:p>80751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214">
                <text:p>85721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8941">
                <text:p>858941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7331">
                <text:p>79733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6321">
                <text:p>79632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7884">
                <text:p>7978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2329">
                <text:p>80232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6901">
                <text:p>7969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6437">
                <text:p>79643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478">
                <text:p>79547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6115">
                <text:p>79611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6421">
                <text:p>79642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5951">
                <text:p>79595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9810">
                <text:p>849810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7016">
                <text:p>7970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6085">
                <text:p>79608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5204">
                <text:p>7952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5008">
                <text:p>85500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7174">
                <text:p>7971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4572">
                <text:p>80457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3597">
                <text:p>853597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6963">
                <text:p>8069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8703">
                <text:p>79870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6467">
                <text:p>7964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4527">
                <text:p>82452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6839">
                <text:p>80683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5999">
                <text:p>79599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6869">
                <text:p>80686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7784">
                <text:p>7977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6812">
                <text:p>79681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3522">
                <text:p>82352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7132">
                <text:p>85713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6109">
                <text:p>7961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243">
                <text:p>83224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2497">
                <text:p>82249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7155">
                <text:p>79715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5994">
                <text:p>7959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6093">
                <text:p>79609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6740">
                <text:p>79674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5623">
                <text:p>79562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6045">
                <text:p>7960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6695">
                <text:p>7966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8134">
                <text:p>80813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6421">
                <text:p>79642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9615">
                <text:p>80961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6816">
                <text:p>79681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6391">
                <text:p>79639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6124">
                <text:p>79612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6622">
                <text:p>79662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7341">
                <text:p>85734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4290">
                <text:p>8042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6512">
                <text:p>7965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7687">
                <text:p>7976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7098">
                <text:p>79709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517">
                <text:p>79551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7453">
                <text:p>79745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5456">
                <text:p>7954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5629">
                <text:p>7956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6473">
                <text:p>79647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968">
                <text:p>79696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7292">
                <text:p>79729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6892">
                <text:p>7968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6112">
                <text:p>79611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6048">
                <text:p>7960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8408">
                <text:p>80840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8112">
                <text:p>81811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7284">
                <text:p>857284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6349">
                <text:p>79634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6631">
                <text:p>7966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6027">
                <text:p>79602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5659">
                <text:p>79565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6218">
                <text:p>7962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1791">
                <text:p>831791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7547">
                <text:p>7975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7534">
                <text:p>807534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6133">
                <text:p>7961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2687">
                <text:p>83268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9188">
                <text:p>79918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5756">
                <text:p>79575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6157">
                <text:p>7961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9564">
                <text:p>80956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6455">
                <text:p>7964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9243">
                <text:p>79924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2879">
                <text:p>80287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7643">
                <text:p>807643</text:p>
              </table:table-cell>
              <table:table-cell office:value-type="float" office:value="1.76">
                <text:p>1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